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ira Mono" svg:font-family="'Fira Mono', monospace"/>
    <style:font-face style:name="Lohit Devanagari1" svg:font-family="'Lohit Devanagari'"/>
    <style:font-face style:name="Source Sans Pro" svg:font-family="'Source Sans Pro', sans-serif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Abyssinica SIL" fo:font-size="12p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Source Sans Pro" fo:font-size="17pt" fo:font-style="normal" style:text-underline-style="none" fo:font-weight="bold" officeooo:paragraph-rsid="001c315e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byssinica SIL" fo:font-size="15pt" fo:font-style="normal" style:text-underline-style="none" fo:font-weight="normal" style:text-blinking="false" style:font-size-asian="15pt" style:font-size-complex="15pt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byssinica SIL" fo:font-size="15pt" fo:font-style="normal" style:text-underline-style="none" fo:font-weight="normal" style:text-blinking="false" style:font-size-asian="15pt" style:font-size-complex="15pt"/>
    </style:style>
    <style:style style:name="P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byssinica SIL" fo:font-size="15pt" fo:font-style="normal" style:text-underline-style="none" fo:font-weight="normal" style:text-blinking="false" style:font-size-asian="15pt" style:font-size-complex="15pt"/>
    </style:style>
    <style:style style:name="P6" style:family="paragraph" style:parent-style-name="Text_20_body" style:list-style-name="L3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byssinica SIL" fo:font-size="15pt" fo:font-style="normal" style:text-underline-style="none" fo:font-weight="normal" officeooo:rsid="001c315e" officeooo:paragraph-rsid="001c315e" style:text-blinking="false" fo:background-color="transparent" style:font-size-asian="15pt" style:font-weight-asian="normal" style:font-size-complex="15pt" style:font-weight-complex="normal"/>
    </style:style>
    <style:style style:name="P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byssinica SIL" fo:font-size="15pt" fo:font-style="normal" style:text-underline-style="none" fo:font-weight="normal" style:text-blinking="false" fo:background-color="transparent" style:font-size-asian="15pt" style:font-size-complex="15pt"/>
    </style:style>
    <style:style style:name="P8" style:family="paragraph" style:parent-style-name="Text_20_body" style:list-style-name="L3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byssinica SIL" fo:font-size="15pt" fo:font-style="normal" style:text-underline-style="none" fo:font-weight="bold" officeooo:rsid="001c315e" officeooo:paragraph-rsid="001c315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loext:contextual-spacing="false" fo:line-height="120%" style:writing-mode="lr-tb"/>
      <style:text-properties fo:color="#000000" style:font-name="Abyssinica SIL" fo:font-size="15pt" fo:font-weight="normal" style:font-size-asian="15pt" style:font-size-complex="15pt"/>
    </style:style>
    <style:style style:name="P10" style:family="paragraph" style:parent-style-name="Text_20_body">
      <style:paragraph-properties fo:margin-top="0cm" fo:margin-bottom="0cm" loext:contextual-spacing="false" fo:line-height="120%" style:writing-mode="lr-tb"/>
      <style:text-properties fo:color="#000000" style:font-name="Abyssinica SIL" fo:font-size="12pt" fo:font-weight="normal" style:font-size-asian="12pt" style:font-size-complex="12pt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.353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byssinica SIL" fo:font-size="15pt" fo:font-style="normal" style:text-underline-style="none" fo:font-weight="normal" style:text-blinking="false" fo:background-color="transparent" style:font-size-asian="15pt" style:font-size-complex="15pt"/>
    </style:style>
    <style:style style:name="P12" style:family="paragraph" style:parent-style-name="Text_20_body" style:list-style-name="L2">
      <loext:graphic-properties draw:fill="none" draw:fill-color="#ffffff"/>
      <style:paragraph-properties fo:margin-top="0cm" fo:margin-bottom="0.353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byssinica SIL" fo:font-size="15pt" fo:font-style="normal" style:text-underline-style="none" fo:font-weight="normal" style:text-blinking="false" fo:background-color="transparent" style:font-size-asian="15pt" style:font-size-complex="15pt"/>
    </style:style>
    <style:style style:name="P13" style:family="paragraph" style:parent-style-name="Text_20_body" style:list-style-name="L4">
      <loext:graphic-properties draw:fill="none" draw:fill-color="#ffffff"/>
      <style:paragraph-properties fo:margin-top="0cm" fo:margin-bottom="0.353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byssinica SIL" fo:font-size="15pt" fo:font-style="normal" style:text-underline-style="none" fo:font-weight="normal" style:text-blinking="false" fo:background-color="transparent" style:font-size-asian="15pt" style:font-size-complex="15pt"/>
    </style:style>
    <style:style style:name="P14" style:family="paragraph" style:parent-style-name="Text_20_body" style:list-style-name="L4">
      <loext:graphic-properties draw:fill="none" draw:fill-color="#ffffff"/>
      <style:paragraph-properties fo:margin-top="0cm" fo:margin-bottom="0.353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byssinica SIL" fo:font-size="15pt" fo:font-style="normal" style:text-underline-style="none" fo:font-weight="normal" style:text-blinking="false" style:font-size-asian="15pt" style:font-size-complex="15pt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transparent" loext:char-shading-value="0" style:font-weight-asian="normal" style:font-weight-complex="normal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595959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595959" style:text-line-through-style="none" style:text-line-through-typ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595959" style:text-line-through-style="none" style:text-line-through-type="none" fo:font-style="normal" style:text-underline-style="none" officeooo:rsid="001ca380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fo:font-style="normal" style:text-underline-style="none" officeooo:rsid="001ca380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officeooo:rsid="001c315e"/>
    </style:style>
    <style:style style:name="T15" style:family="text">
      <style:text-properties officeooo:rsid="001ca38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4">Ejercicio: </text:span></text:p>
      <text:list xml:id="list320159743" text:style-name="L1">
        <text:list-item>
          <text:p text:style-name="P4"><text:span text:style-name="T1">Definir una clase </text:span><text:span text:style-name="T3">Punto</text:span><text:span text:style-name="T1"> que permita representar  un punto en el plano como un par ordenado (</text:span><text:span text:style-name="T4">posicionX, posicionY</text:span><text:span text:style-name="T1">).</text:span></text:p>
        </text:list-item>
        <text:list-item>
          <text:p text:style-name="P11">Incluir los getters y setters correspondientes.</text:p>
        </text:list-item>
      </text:list>
      <text:list xml:id="list171652016" text:style-name="L3">
        <text:list-item>
          <text:p text:style-name="P6">Los <text:span text:style-name="T5">Triángulos</text:span>, <text:span text:style-name="T5">Elipses</text:span> y <text:span text:style-name="T5">Rectángulos</text:span> son <text:span text:style-name="T5">Figuras. </text:span>Los <text:span text:style-name="T5">Círculos</text:span> son elipses particulares donde los dos radios son iguales. Los <text:span text:style-name="T5">Cuadrados</text:span> son rectángulos especiales con los cuatro lados iguales. </text:p>
          <text:p text:style-name="P8"/>
        </text:list-item>
      </text:list>
      <text:list xml:id="list2382083568" text:style-name="L2">
        <text:list-item>
          <text:p text:style-name="P5"><text:span text:style-name="T1">Las figuras deben utilizar la clase </text:span><text:span text:style-name="T3">Punto</text:span><text:span text:style-name="T1"> recién definida para poder representarlas en el plano:</text:span></text:p>
          <text:list>
            <text:list-item>
              <text:p text:style-name="P7">Las elipses deben almacenar el centro (punto) y la medida de los radios.</text:p>
            </text:list-item>
            <text:list-item>
              <text:p text:style-name="P7">Los rectángulos deben almacenar el punto de la esquina inferior izquierda y el punto de la esquina superior derecha.</text:p>
            </text:list-item>
            <text:list-item>
              <text:p text:style-name="P7">Los triángulos deben almacenar los tres vértices.</text:p>
            </text:list-item>
          </text:list>
        </text:list-item>
        <text:list-item>
          <text:p text:style-name="P12">Escribir los constructores correspondientes.</text:p>
        </text:list-item>
      </text:list>
      <text:p text:style-name="P9"><text:span text:style-name="T10">Nota:</text:span><text:span text:style-name="T13"> </text:span><text:span text:style-name="T11">Cuidado con los círculo</text:span><text:span text:style-name="T12">s</text:span><text:span text:style-name="T11"> donde ambos radios deben ser iguales y los cuadrados donde ambos lados deben medir lo mismo.</text:span></text:p>
      <text:p text:style-name="P3"><text:span text:style-name="T11"/></text:p>
      <text:p text:style-name="P3"><text:bookmark text:name="docs-internal-guid-04154e14-7fff-f05e-260d-55c8ef7cc452"/><text:span text:style-name="T1">Las figuras deben implementar la interfaz </text:span><text:span text:style-name="T3">Comparable</text:span><text:span text:style-name="T1">, para poder compararlas por área.</text:span></text:p>
      <text:list xml:id="list3213136589" text:style-name="L4">
        <text:list-item>
          <text:p text:style-name="P14"><text:span text:style-name="T1">Crear una interfaz que contenga el método </text:span><text:span text:style-name="T3">mover(</text:span><text:span text:style-name="T2">incrementoX, incrementoY</text:span><text:span text:style-name="T3">)</text:span><text:span text:style-name="T1"> que permita mover una figura en el plano.</text:span></text:p>
        </text:list-item>
        <text:list-item>
          <text:p text:style-name="P13"><text:soft-page-break/>Las figuras y los puntos deben implementar la nueva interfaz.</text:p>
        </text:list-item>
        <text:list-item>
          <text:p text:style-name="P13"><text:span text:style-name="T15">Construir un arreglo de figuras de 10 posiciones, llenarlo con distintos tipos de figuras y luego listar las áreas de las figuras de menor a mayor.</text:span></text:p>
        </text:list-item>
        <text:list-item>
          <text:p text:style-name="P13">Escribir casos de prueba unitarios para probar los movimientos de las figuras y el cálculo de las áreas.</text:p>
        </text:list-item>
        <text:list-item>
          <text:p text:style-name="P13">Realizar el diagrama de clases correspondiente.</text:p>
        </text:list-item>
      </text:list>
      <text:p text:style-name="P9"><text:span text:style-name="T11"/></text:p>
      <text:p text:style-name="P10"><text:span text:style-name="T11"/></text:p>
      <text:p text:style-name="P1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ira Mono" svg:font-family="'Fira Mono', monospace"/>
    <style:font-face style:name="Lohit Devanagari1" svg:font-family="'Lohit Devanagari'"/>
    <style:font-face style:name="Source Sans Pro" svg:font-family="'Source Sans Pro', sans-serif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5T22:13:44.856439628</meta:creation-date>
    <dc:date>2020-04-05T22:34:16.217578247</dc:date>
    <meta:editing-duration>PT9M30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2" meta:paragraph-count="18" meta:word-count="235" meta:character-count="1441" meta:non-whitespace-character-count="1232"/>
  </office:meta>
</office:document-meta>
</file>